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3.3465in" style:rel-column-width="32767*"/>
    </style:style>
    <style:style style:name="表格1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1.B1" style:family="table-cell">
      <style:table-cell-properties fo:padding="0.0382in" fo:border="0.5pt solid #000000"/>
    </style:style>
    <style:style style:name="表格1.A2" style:family="table-cell">
      <style:table-cell-properties fo:padding="0.0382in" fo:border-left="0.5pt solid #000000" fo:border-right="none" fo:border-top="none" fo:border-bottom="0.5pt solid #000000"/>
    </style:style>
    <style:style style:name="表格1.B2" style:family="table-cell">
      <style:table-cell-properties fo:padding="0.0382in" fo:border-left="0.5pt solid #000000" fo:border-right="0.5pt solid #000000" fo:border-top="none" fo:border-bottom="0.5pt solid #000000"/>
    </style:style>
    <style:style style:name="T1" style:family="text">
      <style:text-properties officeooo:rsid="0019e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測試文字</text:p>
      <text:p text:style-name="Standard">標題:<loext:content-control loext:showing-place-holder="true" loext:id="115376378"><text:span text:style-name="T1">點按此處以輸入文字</text:span></loext:content-control>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Table_20_Contents"/>
          </table:table-cell>
          <table:table-cell table:style-name="表格1.B1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family-asian="'Noto Serif TC'" style:font-family-generic-asian="system" style:font-pitch-asian="variable" style:font-size-asian="12pt" style:language-asian="none" style:country-asian="none" style:font-family-complex="'Noto Sans CJK TC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en" fo:country="US" style:font-name-asian="DejaVu Sans" style:font-size-asian="12pt" style:language-asian="zh" style:country-asian="TW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02:19:31.822127657</meta:creation-date>
    <dc:date>2025-05-13T02:36:56.721907612</dc:date>
    <meta:editing-duration>PT17M24S</meta:editing-duration>
    <meta:editing-cycles>2</meta:editing-cycles>
    <meta:generator>Collabora_Office/25.04.2.20250512$Linux_X86_64 LibreOffice_project/03f921c7c8923ff95ebb0256ddf04511f0e0112c</meta:generator>
    <meta:document-statistic meta:table-count="1" meta:image-count="0" meta:object-count="0" meta:page-count="1" meta:paragraph-count="2" meta:word-count="16" meta:character-count="17" meta:non-whitespace-character-count="16"/>
  </office:meta>
</office:document-meta>
</file>